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1.655cm" fo:min-width="3.1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2.294cm"/>
    </style:style>
    <style:style style:name="gr5" style:family="graphic" style:parent-style-name="standard">
      <style:graphic-properties draw:stroke="none" svg:stroke-color="#000000" draw:fill="none" draw:fill-color="#ffffff" fo:min-height="1.736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82cm" fo:min-width="3.18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09cm" fo:min-width="3.56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66cm" fo:min-width="3.564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gr14" style:family="graphic" style:parent-style-name="standard">
      <style:graphic-properties draw:stroke="none" svg:stroke-color="#000000" draw:fill="none" draw:fill-color="#ffffff" fo:min-height="1.296cm"/>
    </style:style>
    <style:style style:name="gr15" style:family="graphic" style:parent-style-name="headline">
      <style:graphic-properties fo:min-height="1.909cm"/>
    </style:style>
    <style:style style:name="gr16" style:family="graphic" style:parent-style-name="headline">
      <style:graphic-properties draw:stroke="none" svg:stroke-color="#000000" draw:fill="none" draw:fill-color="#ffffff" fo:min-height="2.29cm"/>
    </style:style>
    <style:style style:name="gr17" style:family="graphic" style:parent-style-name="headline">
      <style:graphic-properties draw:stroke="none" svg:stroke-color="#000000" draw:fill="none" draw:fill-color="#ffffff" fo:min-height="2.163cm"/>
    </style:style>
    <style:style style:name="gr18" style:family="graphic" style:parent-style-name="headline">
      <style:graphic-properties draw:textarea-horizontal-align="justify" draw:textarea-vertical-align="middle" draw:auto-grow-height="false" fo:min-height="2.544cm" fo:min-width="5.21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528cm" fo:min-width="5.21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01cm" fo:min-width="5.596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175cm" fo:min-width="6.048cm"/>
    </style:style>
    <style:style style:name="gr22" style:family="graphic" style:parent-style-name="text">
      <style:graphic-properties draw:textarea-vertical-align="middle" draw:auto-grow-height="false" fo:min-height="0.766cm" fo:min-width="3.564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3cm" svg:height="1.905cm" svg:x="2.524cm" svg:y="19.596cm">
          <text:p text:style-name="P1"><text:span text:style-name="T1">Pre-attention </text:span></text:p>
          <text:p text:style-name="P1"><text:span text:style-name="T1">Bi-LST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429cm" svg:y1="19.596cm" svg:x2="4.429cm" svg:y2="18.453cm">
          <text:p/>
        </draw:line>
        <draw:line draw:style-name="gr3" draw:text-style-name="P3" draw:layer="layout" svg:x1="1.508cm" svg:y1="20.612cm" svg:x2="2.651cm" svg:y2="20.612cm">
          <text:p text:style-name="P4"/>
        </draw:line>
        <draw:line draw:style-name="gr2" draw:text-style-name="P3" draw:layer="layout" svg:x1="7.477cm" svg:y1="20.939cm" svg:x2="6.207cm" svg:y2="20.939cm">
          <text:p/>
        </draw:line>
        <draw:line draw:style-name="gr2" draw:text-style-name="P3" draw:layer="layout" svg:x1="4.429cm" svg:y1="22.644cm" svg:x2="4.429cm" svg:y2="21.501cm">
          <text:p/>
        </draw:line>
        <draw:custom-shape draw:style-name="gr4" draw:text-style-name="P2" draw:layer="layout" svg:width="2.794cm" svg:height="1.27cm" svg:x="3.106cm" svg:y="22.607cm">
          <text:p text:style-name="P4"><text:span text:style-name="T1">Embeddin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826cm" svg:height="1.986cm" svg:x="2.016cm" svg:y="17.818cm">
          <draw:text-box>
            <text:p>a<text:span text:style-name="T2">&lt;t&gt;</text:span><text:span text:style-name="T3">=</text:span><text:span text:style-name="T4">concat(</text:span><text:span text:style-name="T4">a_forw,a_bac</text:span><text:span text:style-name="T4">k)</text:span></text:p>
          </draw:text-box>
        </draw:frame>
        <draw:frame draw:style-name="gr6" draw:text-style-name="P5" draw:layer="layout" svg:width="1.651cm" svg:height="1.651cm" svg:x="1.254cm" svg:y="19.838cm">
          <draw:text-box>
            <text:p>a<text:span text:style-name="T2">&lt;0&gt;</text:span></text:p>
          </draw:text-box>
        </draw:frame>
        <draw:line draw:style-name="gr2" draw:text-style-name="P3" draw:layer="layout" svg:x1="4.556cm" svg:y1="24.803cm" svg:x2="4.556cm" svg:y2="23.914cm">
          <text:p/>
        </draw:line>
        <draw:frame draw:style-name="gr7" draw:text-style-name="P5" draw:layer="layout" svg:width="1.651cm" svg:height="0.962cm" svg:x="3.921cm" svg:y="24.93cm">
          <draw:text-box>
            <text:p>x<text:span text:style-name="T2">&lt;1&gt;</text:span></text:p>
          </draw:text-box>
        </draw:frame>
        <draw:custom-shape draw:style-name="gr1" draw:text-style-name="P2" draw:layer="layout" svg:width="3.683cm" svg:height="1.905cm" svg:x="7.604cm" svg:y="19.669cm">
          <text:p text:style-name="P1"><text:span text:style-name="T1">Pre-attention </text:span></text:p>
          <text:p text:style-name="P1"><text:span text:style-name="T1">Bi-LST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9cm" svg:y1="19.669cm" svg:x2="9.509cm" svg:y2="18.526cm">
          <text:p/>
        </draw:line>
        <draw:line draw:style-name="gr3" draw:text-style-name="P3" draw:layer="layout" svg:x1="6.588cm" svg:y1="20.685cm" svg:x2="7.731cm" svg:y2="20.685cm">
          <text:p/>
        </draw:line>
        <draw:line draw:style-name="gr2" draw:text-style-name="P3" draw:layer="layout" svg:x1="9.509cm" svg:y1="22.717cm" svg:x2="9.509cm" svg:y2="21.574cm">
          <text:p/>
        </draw:line>
        <draw:custom-shape draw:style-name="gr4" draw:text-style-name="P2" draw:layer="layout" svg:width="2.794cm" svg:height="1.27cm" svg:x="8.186cm" svg:y="22.68cm">
          <text:p text:style-name="P4"><text:span text:style-name="T1">Embeddin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826cm" svg:height="1.986cm" svg:x="7.096cm" svg:y="17.891cm">
          <draw:text-box>
            <text:p>a<text:span text:style-name="T2">&lt;t&gt;</text:span><text:span text:style-name="T3">=</text:span><text:span text:style-name="T4">concat(</text:span><text:span text:style-name="T4">a_forw,a_bac</text:span><text:span text:style-name="T4">k)</text:span></text:p>
          </draw:text-box>
        </draw:frame>
        <draw:frame draw:style-name="gr6" draw:text-style-name="P5" draw:layer="layout" svg:width="1.651cm" svg:height="1.651cm" svg:x="6.334cm" svg:y="19.911cm">
          <draw:text-box>
            <text:p>a<text:span text:style-name="T2">&lt;1&gt;</text:span></text:p>
          </draw:text-box>
        </draw:frame>
        <draw:line draw:style-name="gr2" draw:text-style-name="P3" draw:layer="layout" svg:x1="9.636cm" svg:y1="24.876cm" svg:x2="9.636cm" svg:y2="23.987cm">
          <text:p/>
        </draw:line>
        <draw:frame draw:style-name="gr7" draw:text-style-name="P5" draw:layer="layout" svg:width="1.651cm" svg:height="0.962cm" svg:x="9.001cm" svg:y="25.003cm">
          <draw:text-box>
            <text:p>x<text:span text:style-name="T2">&lt;2&gt;</text:span></text:p>
          </draw:text-box>
        </draw:frame>
        <draw:custom-shape draw:style-name="gr1" draw:text-style-name="P2" draw:layer="layout" svg:width="3.683cm" svg:height="1.905cm" svg:x="14.974cm" svg:y="19.779cm">
          <text:p text:style-name="P1"><text:span text:style-name="T1">Pre-attention </text:span></text:p>
          <text:p text:style-name="P1"><text:span text:style-name="T1">Bi-LST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879cm" svg:y1="19.779cm" svg:x2="16.879cm" svg:y2="18.636cm">
          <text:p/>
        </draw:line>
        <draw:line draw:style-name="gr2" draw:text-style-name="P3" draw:layer="layout" svg:x1="16.879cm" svg:y1="22.827cm" svg:x2="16.879cm" svg:y2="21.684cm">
          <text:p/>
        </draw:line>
        <draw:custom-shape draw:style-name="gr4" draw:text-style-name="P2" draw:layer="layout" svg:width="2.794cm" svg:height="1.27cm" svg:x="15.556cm" svg:y="22.79cm">
          <text:p text:style-name="P4"><text:span text:style-name="T1">Embeddin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826cm" svg:height="1.986cm" svg:x="14.466cm" svg:y="18.001cm">
          <draw:text-box>
            <text:p>a<text:span text:style-name="T2">&lt;t&gt;</text:span><text:span text:style-name="T3">=</text:span><text:span text:style-name="T4">concat(</text:span><text:span text:style-name="T4">a_forw,a_bac</text:span><text:span text:style-name="T4">k)</text:span></text:p>
          </draw:text-box>
        </draw:frame>
        <draw:line draw:style-name="gr2" draw:text-style-name="P3" draw:layer="layout" svg:x1="17.006cm" svg:y1="24.986cm" svg:x2="17.006cm" svg:y2="24.097cm">
          <text:p/>
        </draw:line>
        <draw:frame draw:style-name="gr8" draw:text-style-name="P5" draw:layer="layout" svg:width="1.901cm" svg:height="1.673cm" svg:x="16.371cm" svg:y="25.113cm">
          <draw:text-box>
            <text:p>x<text:span text:style-name="T2">&lt;Tx&gt;</text:span></text:p>
          </draw:text-box>
        </draw:frame>
        <draw:line draw:style-name="gr2" draw:text-style-name="P3" draw:layer="layout" svg:x1="11.287cm" svg:y1="20.558cm" svg:x2="12.303cm" svg:y2="20.558cm">
          <text:p/>
        </draw:line>
        <draw:line draw:style-name="gr2" draw:text-style-name="P3" draw:layer="layout" svg:x1="14.212cm" svg:y1="21.122cm" svg:x2="14.974cm" svg:y2="21.122cm">
          <text:p/>
        </draw:line>
        <draw:line draw:style-name="gr2" draw:text-style-name="P3" draw:layer="layout" svg:x1="12.303cm" svg:y1="21.066cm" svg:x2="11.287cm" svg:y2="21.066cm">
          <text:p/>
        </draw:line>
        <draw:line draw:style-name="gr2" draw:text-style-name="P3" draw:layer="layout" svg:x1="14.974cm" svg:y1="20.487cm" svg:x2="14.212cm" svg:y2="20.487cm">
          <text:p/>
        </draw:line>
        <draw:line draw:style-name="gr2" draw:text-style-name="P3" draw:layer="layout" svg:x1="19.669cm" svg:y1="20.558cm" svg:x2="18.653cm" svg:y2="20.558cm">
          <text:p/>
        </draw:line>
        <draw:frame draw:style-name="gr7" draw:text-style-name="P5" draw:layer="layout" svg:width="1.397cm" svg:height="0.962cm" svg:x="12.557cm" svg:y="20.05cm">
          <draw:text-box>
            <text:p>….</text:p>
          </draw:text-box>
        </draw:frame>
        <draw:custom-shape draw:style-name="gr9" draw:text-style-name="P6" xml:id="id1" draw:id="id1" draw:layer="layout" svg:width="3.683cm" svg:height="2.032cm" svg:x="2.27cm" svg:y="13.7cm">
          <text:p text:style-name="P4">Attention</text:p>
          <text:p text:style-name="P4">uni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17.383cm" svg:x2="4.175cm" svg:y2="15.732cm">
          <text:p/>
        </draw:line>
        <draw:line draw:style-name="gr2" draw:text-style-name="P3" draw:layer="layout" svg:x1="4.203cm" svg:y1="17.48cm" svg:x2="9.482cm" svg:y2="15.888cm">
          <text:p/>
        </draw:line>
        <draw:line draw:style-name="gr2" draw:text-style-name="P3" draw:layer="layout" svg:x1="9.382cm" svg:y1="17.637cm" svg:x2="4.175cm" svg:y2="15.732cm">
          <text:p/>
        </draw:line>
        <draw:line draw:style-name="gr2" draw:text-style-name="P3" draw:layer="layout" svg:x1="4.175cm" svg:y1="13.7cm" svg:x2="4.175cm" svg:y2="12.557cm">
          <text:p/>
        </draw:line>
        <draw:line draw:style-name="gr2" draw:text-style-name="P3" draw:layer="layout" svg:x1="4.175cm" svg:y1="11.541cm" svg:x2="4.175cm" svg:y2="10.525cm">
          <text:p/>
        </draw:line>
        <draw:custom-shape draw:style-name="gr10" draw:text-style-name="P6" draw:layer="layout" svg:width="4.064cm" svg:height="2.159cm" svg:x="2.143cm" svg:y="8.366cm">
          <text:p text:style-name="P4">Post-attention</text:p>
          <text:p text:style-name="P4">LST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8.366cm" svg:x2="4.175cm" svg:y2="7.096cm">
          <text:p/>
        </draw:line>
        <draw:custom-shape draw:style-name="gr11" draw:text-style-name="P6" draw:layer="layout" svg:width="4.064cm" svg:height="1.016cm" svg:x="2.143cm" svg:y="6.08cm">
          <text:p text:style-name="P4">Softmax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27cm" svg:y1="9.509cm" svg:x2="2.143cm" svg:y2="9.509cm">
          <text:p/>
        </draw:line>
        <draw:line draw:style-name="gr2" draw:text-style-name="P3" draw:layer="layout" svg:x1="6.207cm" svg:y1="8.874cm" svg:x2="7.223cm" svg:y2="8.874cm">
          <text:p/>
        </draw:line>
        <draw:connector draw:style-name="gr2" draw:text-style-name="P3" draw:layer="layout" svg:x1="1.254cm" svg:y1="10.722cm" svg:x2="2.27cm" svg:y2="14.716cm" draw:end-shape="id1" svg:d="M1254 10722h257v3994h759" svg:viewBox="0 0 1017 3995">
          <text:p/>
        </draw:connector>
        <draw:line draw:style-name="gr2" draw:text-style-name="P3" draw:layer="layout" svg:x1="4.104cm" svg:y1="6.052cm" svg:x2="4.104cm" svg:y2="5.036cm">
          <text:p/>
        </draw:line>
        <draw:frame draw:style-name="gr8" draw:text-style-name="P5" draw:layer="layout" svg:width="3.302cm" svg:height="1.673cm" svg:x="2.524cm" svg:y="11.541cm">
          <draw:text-box>
            <text:p>context<text:span text:style-name="T2">&lt;1&gt;</text:span></text:p>
          </draw:text-box>
        </draw:frame>
        <draw:frame draw:style-name="gr12" draw:text-style-name="P5" draw:layer="layout" svg:width="2.413cm" svg:height="1.016cm" svg:x="3.667cm" svg:y="4.048cm">
          <draw:text-box>
            <text:p>y<text:span text:style-name="T2">&lt;1&gt;</text:span></text:p>
          </draw:text-box>
        </draw:frame>
        <draw:frame draw:style-name="gr6" draw:text-style-name="P5" draw:layer="layout" svg:width="1.524cm" svg:height="1.651cm" svg:x="0.837cm" svg:y="8.549cm">
          <draw:text-box>
            <text:p>s<text:span text:style-name="T2">&lt;0&gt;</text:span></text:p>
          </draw:text-box>
        </draw:frame>
        <draw:custom-shape draw:style-name="gr9" draw:text-style-name="P6" xml:id="id2" draw:id="id2" draw:layer="layout" svg:width="3.683cm" svg:height="2.032cm" svg:x="7.513cm" svg:y="13.856cm">
          <text:p text:style-name="P4">Attention</text:p>
          <text:p text:style-name="P4">uni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418cm" svg:y1="17.539cm" svg:x2="9.418cm" svg:y2="15.888cm">
          <text:p/>
        </draw:line>
        <draw:line draw:style-name="gr2" draw:text-style-name="P3" draw:layer="layout" svg:x1="9.446cm" svg:y1="17.636cm" svg:x2="14.725cm" svg:y2="16.044cm">
          <text:p/>
        </draw:line>
        <draw:line draw:style-name="gr2" draw:text-style-name="P3" draw:layer="layout" svg:x1="9.418cm" svg:y1="13.856cm" svg:x2="9.418cm" svg:y2="12.713cm">
          <text:p/>
        </draw:line>
        <draw:line draw:style-name="gr2" draw:text-style-name="P3" draw:layer="layout" svg:x1="9.418cm" svg:y1="11.697cm" svg:x2="9.418cm" svg:y2="10.681cm">
          <text:p/>
        </draw:line>
        <draw:custom-shape draw:style-name="gr10" draw:text-style-name="P6" draw:layer="layout" svg:width="4.064cm" svg:height="2.159cm" svg:x="7.386cm" svg:y="8.522cm">
          <text:p text:style-name="P4">Post-attention</text:p>
          <text:p text:style-name="P4">LST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418cm" svg:y1="8.522cm" svg:x2="9.418cm" svg:y2="7.252cm">
          <text:p/>
        </draw:line>
        <draw:custom-shape draw:style-name="gr11" draw:text-style-name="P6" draw:layer="layout" svg:width="4.064cm" svg:height="1.016cm" svg:x="7.386cm" svg:y="6.236cm">
          <text:p text:style-name="P4">Softmax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5cm" svg:y1="9.538cm" svg:x2="12.466cm" svg:y2="9.538cm">
          <text:p/>
        </draw:line>
        <draw:connector draw:style-name="gr2" draw:text-style-name="P3" draw:layer="layout" svg:x1="6.322cm" svg:y1="10.583cm" svg:x2="7.513cm" svg:y2="14.872cm" draw:end-shape="id2" svg:d="M6322 10583h345v4289h846" svg:viewBox="0 0 1192 4290">
          <text:p/>
        </draw:connector>
        <draw:line draw:style-name="gr2" draw:text-style-name="P3" draw:layer="layout" svg:x1="9.347cm" svg:y1="6.208cm" svg:x2="9.347cm" svg:y2="5.192cm">
          <text:p/>
        </draw:line>
        <draw:frame draw:style-name="gr8" draw:text-style-name="P5" draw:layer="layout" svg:width="3.302cm" svg:height="1.673cm" svg:x="7.767cm" svg:y="11.697cm">
          <draw:text-box>
            <text:p>context<text:span text:style-name="T2">&lt;2&gt;</text:span></text:p>
          </draw:text-box>
        </draw:frame>
        <draw:frame draw:style-name="gr12" draw:text-style-name="P5" draw:layer="layout" svg:width="2.413cm" svg:height="1.016cm" svg:x="8.91cm" svg:y="4.204cm">
          <draw:text-box>
            <text:p>y<text:span text:style-name="T2">&lt;2&gt;</text:span></text:p>
          </draw:text-box>
        </draw:frame>
        <draw:frame draw:style-name="gr6" draw:text-style-name="P5" draw:layer="layout" svg:width="1.524cm" svg:height="1.651cm" svg:x="6.08cm" svg:y="8.112cm">
          <draw:text-box>
            <text:p>s<text:span text:style-name="T2">&lt;1&gt;</text:span></text:p>
          </draw:text-box>
        </draw:frame>
        <draw:custom-shape draw:style-name="gr9" draw:text-style-name="P6" xml:id="id3" draw:id="id3" draw:layer="layout" svg:width="3.683cm" svg:height="2.032cm" svg:x="14.871cm" svg:y="13.998cm">
          <text:p text:style-name="P4">Attention</text:p>
          <text:p text:style-name="P4">uni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776cm" svg:y1="17.681cm" svg:x2="16.776cm" svg:y2="16.03cm">
          <text:p/>
        </draw:line>
        <draw:line draw:style-name="gr2" draw:text-style-name="P3" draw:layer="layout" svg:x1="16.776cm" svg:y1="13.998cm" svg:x2="16.776cm" svg:y2="12.855cm">
          <text:p/>
        </draw:line>
        <draw:line draw:style-name="gr2" draw:text-style-name="P3" draw:layer="layout" svg:x1="16.776cm" svg:y1="11.839cm" svg:x2="16.776cm" svg:y2="10.823cm">
          <text:p/>
        </draw:line>
        <draw:custom-shape draw:style-name="gr10" draw:text-style-name="P6" draw:layer="layout" svg:width="4.064cm" svg:height="2.159cm" svg:x="14.744cm" svg:y="8.664cm">
          <text:p text:style-name="P4">Post-attention</text:p>
          <text:p text:style-name="P4">LST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776cm" svg:y1="8.664cm" svg:x2="16.776cm" svg:y2="7.394cm">
          <text:p/>
        </draw:line>
        <draw:custom-shape draw:style-name="gr11" draw:text-style-name="P6" draw:layer="layout" svg:width="4.064cm" svg:height="1.016cm" svg:x="14.744cm" svg:y="6.378cm">
          <text:p text:style-name="P4">Softmax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728cm" svg:y1="9.807cm" svg:x2="14.744cm" svg:y2="9.807cm">
          <text:p/>
        </draw:line>
        <draw:line draw:style-name="gr2" draw:text-style-name="P3" draw:layer="layout" svg:x1="18.808cm" svg:y1="9.68cm" svg:x2="19.824cm" svg:y2="9.68cm">
          <text:p/>
        </draw:line>
        <draw:connector draw:style-name="gr2" draw:text-style-name="P3" draw:layer="layout" svg:x1="13.842cm" svg:y1="10.806cm" svg:x2="14.871cm" svg:y2="15.014cm" draw:end-shape="id3" svg:d="M13842 10806h264v4208h765" svg:viewBox="0 0 1030 4209">
          <text:p/>
        </draw:connector>
        <draw:line draw:style-name="gr2" draw:text-style-name="P3" draw:layer="layout" svg:x1="16.705cm" svg:y1="6.35cm" svg:x2="16.705cm" svg:y2="5.334cm">
          <text:p/>
        </draw:line>
        <draw:frame draw:style-name="gr8" draw:text-style-name="P5" draw:layer="layout" svg:width="3.528cm" svg:height="1.673cm" svg:x="15.125cm" svg:y="11.839cm">
          <draw:text-box>
            <text:p>context<text:span text:style-name="T2">&lt;Ty</text:span><text:span text:style-name="T2">&gt;</text:span></text:p>
          </draw:text-box>
        </draw:frame>
        <draw:frame draw:style-name="gr12" draw:text-style-name="P5" draw:layer="layout" svg:width="2.413cm" svg:height="1.016cm" svg:x="16.268cm" svg:y="4.346cm">
          <draw:text-box>
            <text:p>y<text:span text:style-name="T2">&lt;Ty&gt;</text:span></text:p>
          </draw:text-box>
        </draw:frame>
        <draw:frame draw:style-name="gr8" draw:text-style-name="P5" draw:layer="layout" svg:width="2.278cm" svg:height="1.673cm" svg:x="13.192cm" svg:y="9.001cm">
          <draw:text-box>
            <text:p><text:span text:style-name="T3">c</text:span><text:span text:style-name="T2">&lt;Ty-1&gt;</text:span></text:p>
          </draw:text-box>
        </draw:frame>
        <draw:frame draw:style-name="gr13" draw:text-style-name="P5" draw:layer="layout" svg:width="1.651cm" svg:height="1.397cm" svg:x="12.176cm" svg:y="9.128cm">
          <draw:text-box>
            <text:p>….</text:p>
          </draw:text-box>
        </draw:frame>
        <draw:line draw:style-name="gr2" draw:text-style-name="P3" draw:layer="layout" svg:x1="1cm" svg:y1="10.398cm" svg:x2="2.143cm" svg:y2="10.398cm">
          <text:p/>
        </draw:line>
        <draw:frame draw:style-name="gr7" draw:text-style-name="P5" draw:layer="layout" svg:width="1.524cm" svg:height="0.962cm" svg:x="0.873cm" svg:y="9.382cm">
          <draw:text-box>
            <text:p>c<text:span text:style-name="T2">&lt;0&gt;</text:span></text:p>
          </draw:text-box>
        </draw:frame>
        <draw:line draw:style-name="gr2" draw:text-style-name="P3" draw:layer="layout" svg:x1="6.207cm" svg:y1="10.271cm" svg:x2="7.35cm" svg:y2="10.271cm">
          <text:p/>
        </draw:line>
        <draw:frame draw:style-name="gr8" draw:text-style-name="P5" draw:layer="layout" svg:width="1.778cm" svg:height="1.673cm" svg:x="6.207cm" svg:y="9.487cm">
          <draw:text-box>
            <text:p>y<text:span text:style-name="T2">&lt;1&gt;</text:span></text:p>
          </draw:text-box>
        </draw:frame>
        <draw:line draw:style-name="gr2" draw:text-style-name="P3" draw:layer="layout" svg:x1="6.207cm" svg:y1="9.62cm" svg:x2="7.223cm" svg:y2="9.62cm">
          <text:p/>
        </draw:line>
        <draw:frame draw:style-name="gr14" draw:text-style-name="P5" draw:layer="layout" svg:width="2.032cm" svg:height="1.546cm" svg:x="6.08cm" svg:y="8.874cm">
          <draw:text-box>
            <text:p>c<text:span text:style-name="T2">&lt;1&gt;</text:span></text:p>
          </draw:text-box>
        </draw:frame>
        <draw:frame draw:style-name="gr8" draw:text-style-name="P5" draw:layer="layout" svg:width="2.278cm" svg:height="1.673cm" svg:x="13.2cm" svg:y="8.239cm">
          <draw:text-box>
            <text:p>s<text:span text:style-name="T2">&lt;Ty-1&gt;</text:span></text:p>
          </draw:text-box>
        </draw:frame>
        <draw:frame draw:style-name="gr8" draw:text-style-name="P5" draw:layer="layout" svg:width="2.278cm" svg:height="1.673cm" svg:x="13.192cm" svg:y="9.763cm">
          <draw:text-box>
            <text:p><text:span text:style-name="T3">y</text:span><text:span text:style-name="T2">&lt;Ty-1&gt;</text:span></text:p>
          </draw:text-box>
        </draw:frame>
        <draw:line draw:style-name="gr2" draw:text-style-name="P3" draw:layer="layout" svg:x1="13.446cm" svg:y1="9.128cm" svg:x2="14.843cm" svg:y2="9.128cm">
          <text:p/>
        </draw:line>
        <draw:line draw:style-name="gr2" draw:text-style-name="P3" draw:layer="layout" svg:x1="13.573cm" svg:y1="10.652cm" svg:x2="14.716cm" svg:y2="10.652cm">
          <text:p/>
        </draw:line>
        <draw:frame draw:style-name="gr6" draw:text-style-name="P5" draw:layer="layout" svg:width="1.524cm" svg:height="1.651cm" svg:x="0.873cm" svg:y="12.684cm">
          <draw:text-box>
            <text:p>s<text:span text:style-name="T2">&lt;0&gt;</text:span></text:p>
          </draw:text-box>
        </draw:frame>
        <draw:frame draw:style-name="gr6" draw:text-style-name="P5" draw:layer="layout" svg:width="1.524cm" svg:height="1.651cm" svg:x="5.953cm" svg:y="12.43cm">
          <draw:text-box>
            <text:p>s<text:span text:style-name="T2">&lt;1&gt;</text:span></text:p>
          </draw:text-box>
        </draw:frame>
        <draw:frame draw:style-name="gr8" draw:text-style-name="P5" draw:layer="layout" svg:width="2.159cm" svg:height="1.673cm" svg:x="12.938cm" svg:y="12.43cm">
          <draw:text-box>
            <text:p>s<text:span text:style-name="T2">&lt;ty-1&gt;</text:span></text:p>
          </draw:text-box>
        </draw:frame>
        <draw:frame draw:style-name="gr13" draw:text-style-name="P5" draw:layer="layout" svg:width="1.651cm" svg:height="1.397cm" svg:x="12.303cm" svg:y="6.08cm">
          <draw:text-box>
            <text:p>….</text:p>
          </draw:text-box>
        </draw:frame>
        <draw:frame draw:style-name="gr13" draw:text-style-name="P5" draw:layer="layout" svg:width="1.651cm" svg:height="1.397cm" svg:x="12.176cm" svg:y="14.335cm">
          <draw:text-box>
            <text:p>….</text:p>
          </draw:text-box>
        </draw:frame>
        <draw:frame draw:style-name="gr15" draw:layer="layout" svg:width="18.796cm" svg:height="2.159cm" svg:x="1.381cm" svg:y="1.635cm">
          <draw:text-box>
            <text:p/>
          </draw:text-box>
        </draw:frame>
        <draw:frame draw:style-name="gr16" draw:text-style-name="P5" draw:layer="layout" svg:width="12.065cm" svg:height="2.54cm" svg:x="4.81cm" svg:y="1.508cm">
          <draw:text-box>
            <text:p>Translator Inference Model</text:p>
          </draw:text-box>
        </draw:frame>
      </draw:page>
      <draw:page draw:name="page2" draw:style-name="dp1" draw:master-page-name="Default">
        <draw:custom-shape draw:style-name="gr1" draw:text-style-name="P2" draw:layer="layout" svg:width="3.683cm" svg:height="1.905cm" svg:x="2.524cm" svg:y="19.596cm">
          <text:p text:style-name="P1"><text:span text:style-name="T1">Pre</text:span><text:span text:style-name="T1">-</text:span><text:span text:style-name="T1">att</text:span><text:span text:style-name="T1">enti</text:span><text:span text:style-name="T1">on </text:span></text:p>
          <text:p text:style-name="P1"><text:span text:style-name="T1">Bi-</text:span><text:span text:style-name="T1">LS</text:span><text:span text:style-name="T1">T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429cm" svg:y1="19.596cm" svg:x2="4.429cm" svg:y2="18.453cm">
          <text:p/>
        </draw:line>
        <draw:line draw:style-name="gr3" draw:text-style-name="P3" draw:layer="layout" svg:x1="1.508cm" svg:y1="20.612cm" svg:x2="2.651cm" svg:y2="20.612cm">
          <text:p/>
        </draw:line>
        <draw:line draw:style-name="gr2" draw:text-style-name="P3" draw:layer="layout" svg:x1="7.477cm" svg:y1="20.939cm" svg:x2="6.207cm" svg:y2="20.939cm">
          <text:p/>
        </draw:line>
        <draw:line draw:style-name="gr2" draw:text-style-name="P3" draw:layer="layout" svg:x1="4.429cm" svg:y1="22.644cm" svg:x2="4.429cm" svg:y2="21.501cm">
          <text:p/>
        </draw:line>
        <draw:custom-shape draw:style-name="gr4" draw:text-style-name="P2" draw:layer="layout" svg:width="2.794cm" svg:height="1.27cm" svg:x="3.106cm" svg:y="22.607cm">
          <text:p text:style-name="P4"><text:span text:style-name="T1">Embed</text:span><text:span text:style-name="T1">din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826cm" svg:height="1.986cm" svg:x="2.016cm" svg:y="17.818cm">
          <draw:text-box>
            <text:p>a<text:span text:style-name="T2">&lt;t&gt;</text:span><text:span text:style-name="T3">=</text:span><text:span text:style-name="T4">concat(</text:span><text:span text:style-name="T4">a_forw,a_bac</text:span><text:span text:style-name="T4">k)</text:span></text:p>
          </draw:text-box>
        </draw:frame>
        <draw:frame draw:style-name="gr6" draw:text-style-name="P5" draw:layer="layout" svg:width="1.651cm" svg:height="1.651cm" svg:x="1.254cm" svg:y="19.838cm">
          <draw:text-box>
            <text:p>a<text:span text:style-name="T2">&lt;0&gt;</text:span></text:p>
          </draw:text-box>
        </draw:frame>
        <draw:line draw:style-name="gr2" draw:text-style-name="P3" draw:layer="layout" svg:x1="4.556cm" svg:y1="24.803cm" svg:x2="4.556cm" svg:y2="23.914cm">
          <text:p/>
        </draw:line>
        <draw:frame draw:style-name="gr7" draw:text-style-name="P5" xml:id="id7" draw:id="id7" draw:layer="layout" svg:width="1.651cm" svg:height="0.962cm" svg:x="3.921cm" svg:y="24.93cm">
          <draw:text-box>
            <text:p>x<text:span text:style-name="T2">&lt;1&gt;</text:span></text:p>
          </draw:text-box>
        </draw:frame>
        <draw:custom-shape draw:style-name="gr1" draw:text-style-name="P2" draw:layer="layout" svg:width="3.683cm" svg:height="1.905cm" svg:x="7.604cm" svg:y="19.669cm">
          <text:p text:style-name="P1"><text:span text:style-name="T1">Pr</text:span><text:span text:style-name="T1">e-</text:span><text:span text:style-name="T1">att</text:span><text:span text:style-name="T1">en</text:span><text:span text:style-name="T1">tio</text:span><text:span text:style-name="T1">n </text:span></text:p>
          <text:p text:style-name="P1"><text:span text:style-name="T1">Bi-</text:span><text:span text:style-name="T1">LS</text:span><text:span text:style-name="T1">T</text:span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9cm" svg:y1="19.669cm" svg:x2="9.509cm" svg:y2="18.526cm">
          <text:p/>
        </draw:line>
        <draw:line draw:style-name="gr3" draw:text-style-name="P3" draw:layer="layout" svg:x1="6.588cm" svg:y1="20.685cm" svg:x2="7.731cm" svg:y2="20.685cm">
          <text:p/>
        </draw:line>
        <draw:line draw:style-name="gr2" draw:text-style-name="P3" draw:layer="layout" svg:x1="9.509cm" svg:y1="22.717cm" svg:x2="9.509cm" svg:y2="21.574cm">
          <text:p/>
        </draw:line>
        <draw:custom-shape draw:style-name="gr4" draw:text-style-name="P2" draw:layer="layout" svg:width="2.794cm" svg:height="1.27cm" svg:x="8.186cm" svg:y="22.68cm">
          <text:p text:style-name="P4"><text:span text:style-name="T1">E</text:span><text:span text:style-name="T1">m</text:span><text:span text:style-name="T1">b</text:span><text:span text:style-name="T1">e</text:span><text:span text:style-name="T1">d</text:span><text:span text:style-name="T1">di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826cm" svg:height="1.986cm" svg:x="7.096cm" svg:y="17.891cm">
          <draw:text-box>
            <text:p>a<text:span text:style-name="T2">&lt;t&gt;</text:span><text:span text:style-name="T3">=</text:span><text:span text:style-name="T4">concat(a_f</text:span><text:span text:style-name="T4">orw,a_back)</text:span></text:p>
          </draw:text-box>
        </draw:frame>
        <draw:frame draw:style-name="gr6" draw:text-style-name="P5" draw:layer="layout" svg:width="1.651cm" svg:height="1.651cm" svg:x="6.334cm" svg:y="19.911cm">
          <draw:text-box>
            <text:p>a<text:span text:style-name="T2">&lt;1&gt;</text:span></text:p>
          </draw:text-box>
        </draw:frame>
        <draw:line draw:style-name="gr2" draw:text-style-name="P3" draw:layer="layout" svg:x1="9.636cm" svg:y1="24.876cm" svg:x2="9.636cm" svg:y2="23.987cm">
          <text:p/>
        </draw:line>
        <draw:frame draw:style-name="gr7" draw:text-style-name="P5" xml:id="id8" draw:id="id8" draw:layer="layout" svg:width="1.651cm" svg:height="0.962cm" svg:x="9.001cm" svg:y="25.003cm">
          <draw:text-box>
            <text:p>x<text:span text:style-name="T2">&lt;2&gt;</text:span></text:p>
          </draw:text-box>
        </draw:frame>
        <draw:custom-shape draw:style-name="gr1" draw:text-style-name="P2" draw:layer="layout" svg:width="3.683cm" svg:height="1.905cm" svg:x="14.974cm" svg:y="19.779cm">
          <text:p text:style-name="P1"><text:span text:style-name="T1">Pr</text:span><text:span text:style-name="T1">e-</text:span><text:span text:style-name="T1">att</text:span><text:span text:style-name="T1">en</text:span><text:span text:style-name="T1">tio</text:span><text:span text:style-name="T1">n </text:span></text:p>
          <text:p text:style-name="P1"><text:span text:style-name="T1">Bi-</text:span><text:span text:style-name="T1">LS</text:span><text:span text:style-name="T1">T</text:span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879cm" svg:y1="19.779cm" svg:x2="16.879cm" svg:y2="18.636cm">
          <text:p/>
        </draw:line>
        <draw:line draw:style-name="gr2" draw:text-style-name="P3" draw:layer="layout" svg:x1="16.879cm" svg:y1="22.827cm" svg:x2="16.879cm" svg:y2="21.684cm">
          <text:p/>
        </draw:line>
        <draw:custom-shape draw:style-name="gr4" draw:text-style-name="P2" draw:layer="layout" svg:width="2.794cm" svg:height="1.27cm" svg:x="15.556cm" svg:y="22.79cm">
          <text:p text:style-name="P4"><text:span text:style-name="T1">Em</text:span><text:span text:style-name="T1">bed</text:span><text:span text:style-name="T1">din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826cm" svg:height="1.986cm" svg:x="14.466cm" svg:y="18.001cm">
          <draw:text-box>
            <text:p>a<text:span text:style-name="T2">&lt;t&gt;</text:span><text:span text:style-name="T3">=</text:span><text:span text:style-name="T4">concat(a_for</text:span><text:span text:style-name="T4">w,a_back)</text:span></text:p>
          </draw:text-box>
        </draw:frame>
        <draw:line draw:style-name="gr2" draw:text-style-name="P3" draw:layer="layout" svg:x1="17.006cm" svg:y1="24.986cm" svg:x2="17.006cm" svg:y2="24.097cm">
          <text:p/>
        </draw:line>
        <draw:frame draw:style-name="gr8" draw:text-style-name="P5" draw:layer="layout" svg:width="1.901cm" svg:height="1.673cm" svg:x="16.371cm" svg:y="25.113cm">
          <draw:text-box>
            <text:p>x<text:span text:style-name="T2">&lt;Tx&gt;</text:span></text:p>
          </draw:text-box>
        </draw:frame>
        <draw:line draw:style-name="gr2" draw:text-style-name="P3" draw:layer="layout" svg:x1="11.287cm" svg:y1="20.558cm" svg:x2="12.303cm" svg:y2="20.558cm">
          <text:p/>
        </draw:line>
        <draw:line draw:style-name="gr2" draw:text-style-name="P3" draw:layer="layout" svg:x1="14.212cm" svg:y1="21.122cm" svg:x2="14.974cm" svg:y2="21.122cm">
          <text:p/>
        </draw:line>
        <draw:line draw:style-name="gr2" draw:text-style-name="P3" draw:layer="layout" svg:x1="12.303cm" svg:y1="21.066cm" svg:x2="11.287cm" svg:y2="21.066cm">
          <text:p/>
        </draw:line>
        <draw:line draw:style-name="gr2" draw:text-style-name="P3" draw:layer="layout" svg:x1="14.974cm" svg:y1="20.487cm" svg:x2="14.212cm" svg:y2="20.487cm">
          <text:p/>
        </draw:line>
        <draw:line draw:style-name="gr2" draw:text-style-name="P3" draw:layer="layout" svg:x1="19.669cm" svg:y1="20.558cm" svg:x2="18.653cm" svg:y2="20.558cm">
          <text:p/>
        </draw:line>
        <draw:frame draw:style-name="gr7" draw:text-style-name="P5" draw:layer="layout" svg:width="1.397cm" svg:height="0.962cm" svg:x="12.557cm" svg:y="20.05cm">
          <draw:text-box>
            <text:p>….</text:p>
          </draw:text-box>
        </draw:frame>
        <draw:custom-shape draw:style-name="gr9" draw:text-style-name="P6" xml:id="id4" draw:id="id4" draw:layer="layout" svg:width="3.683cm" svg:height="2.032cm" svg:x="2.27cm" svg:y="13.7cm">
          <text:p text:style-name="P4">Attention</text:p>
          <text:p text:style-name="P4">uni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17.383cm" svg:x2="4.175cm" svg:y2="15.732cm">
          <text:p/>
        </draw:line>
        <draw:line draw:style-name="gr2" draw:text-style-name="P3" draw:layer="layout" svg:x1="4.203cm" svg:y1="17.48cm" svg:x2="9.482cm" svg:y2="15.888cm">
          <text:p/>
        </draw:line>
        <draw:line draw:style-name="gr2" draw:text-style-name="P3" draw:layer="layout" svg:x1="9.382cm" svg:y1="17.637cm" svg:x2="4.175cm" svg:y2="15.732cm">
          <text:p/>
        </draw:line>
        <draw:line draw:style-name="gr2" draw:text-style-name="P3" draw:layer="layout" svg:x1="4.175cm" svg:y1="13.7cm" svg:x2="4.175cm" svg:y2="12.557cm">
          <text:p/>
        </draw:line>
        <draw:line draw:style-name="gr2" draw:text-style-name="P3" draw:layer="layout" svg:x1="4.175cm" svg:y1="11.541cm" svg:x2="4.175cm" svg:y2="10.525cm">
          <text:p/>
        </draw:line>
        <draw:custom-shape draw:style-name="gr10" draw:text-style-name="P6" draw:layer="layout" svg:width="4.064cm" svg:height="2.159cm" svg:x="2.143cm" svg:y="8.366cm">
          <text:p text:style-name="P4">Post-attention</text:p>
          <text:p text:style-name="P4">LST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8.366cm" svg:x2="4.175cm" svg:y2="7.096cm">
          <text:p/>
        </draw:line>
        <draw:custom-shape draw:style-name="gr11" draw:text-style-name="P6" draw:layer="layout" svg:width="4.064cm" svg:height="1.016cm" svg:x="2.143cm" svg:y="6.08cm">
          <text:p text:style-name="P4">Softmax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27cm" svg:y1="9.509cm" svg:x2="2.143cm" svg:y2="9.509cm">
          <text:p/>
        </draw:line>
        <draw:line draw:style-name="gr2" draw:text-style-name="P3" draw:layer="layout" svg:x1="6.207cm" svg:y1="8.874cm" svg:x2="7.223cm" svg:y2="8.874cm">
          <text:p/>
        </draw:line>
        <draw:connector draw:style-name="gr2" draw:text-style-name="P3" draw:layer="layout" svg:x1="1.254cm" svg:y1="10.722cm" svg:x2="2.27cm" svg:y2="14.716cm" draw:end-shape="id4" svg:d="M1254 10722h257v3994h759" svg:viewBox="0 0 1017 3995">
          <text:p/>
        </draw:connector>
        <draw:line draw:style-name="gr2" draw:text-style-name="P3" draw:layer="layout" svg:x1="4.104cm" svg:y1="6.052cm" svg:x2="4.104cm" svg:y2="5.036cm">
          <text:p/>
        </draw:line>
        <draw:frame draw:style-name="gr8" draw:text-style-name="P5" draw:layer="layout" svg:width="3.302cm" svg:height="1.673cm" svg:x="2.524cm" svg:y="11.541cm">
          <draw:text-box>
            <text:p>context<text:span text:style-name="T2">&lt;1&gt;</text:span></text:p>
          </draw:text-box>
        </draw:frame>
        <draw:frame draw:style-name="gr12" draw:text-style-name="P5" draw:layer="layout" svg:width="2.413cm" svg:height="1.016cm" svg:x="3.667cm" svg:y="4.048cm">
          <draw:text-box>
            <text:p>y<text:span text:style-name="T2">&lt;1&gt;</text:span></text:p>
          </draw:text-box>
        </draw:frame>
        <draw:frame draw:style-name="gr6" draw:text-style-name="P5" draw:layer="layout" svg:width="1.524cm" svg:height="1.651cm" svg:x="0.837cm" svg:y="8.549cm">
          <draw:text-box>
            <text:p>s<text:span text:style-name="T2">&lt;0&gt;</text:span></text:p>
          </draw:text-box>
        </draw:frame>
        <draw:custom-shape draw:style-name="gr9" draw:text-style-name="P6" xml:id="id5" draw:id="id5" draw:layer="layout" svg:width="3.683cm" svg:height="2.032cm" svg:x="7.513cm" svg:y="13.856cm">
          <text:p text:style-name="P4">Attention</text:p>
          <text:p text:style-name="P4">uni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418cm" svg:y1="17.539cm" svg:x2="9.418cm" svg:y2="15.888cm">
          <text:p/>
        </draw:line>
        <draw:line draw:style-name="gr2" draw:text-style-name="P3" draw:layer="layout" svg:x1="9.446cm" svg:y1="17.636cm" svg:x2="14.725cm" svg:y2="16.044cm">
          <text:p/>
        </draw:line>
        <draw:line draw:style-name="gr2" draw:text-style-name="P3" draw:layer="layout" svg:x1="9.418cm" svg:y1="13.856cm" svg:x2="9.418cm" svg:y2="12.713cm">
          <text:p/>
        </draw:line>
        <draw:line draw:style-name="gr2" draw:text-style-name="P3" draw:layer="layout" svg:x1="9.418cm" svg:y1="11.697cm" svg:x2="9.418cm" svg:y2="10.681cm">
          <text:p/>
        </draw:line>
        <draw:custom-shape draw:style-name="gr10" draw:text-style-name="P6" draw:layer="layout" svg:width="4.064cm" svg:height="2.159cm" svg:x="7.386cm" svg:y="8.522cm">
          <text:p text:style-name="P4">Post-attention</text:p>
          <text:p text:style-name="P4">LST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418cm" svg:y1="8.522cm" svg:x2="9.418cm" svg:y2="7.252cm">
          <text:p/>
        </draw:line>
        <draw:custom-shape draw:style-name="gr11" draw:text-style-name="P6" draw:layer="layout" svg:width="4.064cm" svg:height="1.016cm" svg:x="7.386cm" svg:y="6.236cm">
          <text:p text:style-name="P4">Softmax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5cm" svg:y1="9.538cm" svg:x2="12.466cm" svg:y2="9.538cm">
          <text:p/>
        </draw:line>
        <draw:connector draw:style-name="gr2" draw:text-style-name="P3" draw:layer="layout" svg:x1="6.322cm" svg:y1="10.583cm" svg:x2="7.513cm" svg:y2="14.872cm" draw:end-shape="id5" svg:d="M6322 10583h345v4289h846" svg:viewBox="0 0 1192 4290">
          <text:p/>
        </draw:connector>
        <draw:line draw:style-name="gr2" draw:text-style-name="P3" draw:layer="layout" svg:x1="9.347cm" svg:y1="6.208cm" svg:x2="9.347cm" svg:y2="5.192cm">
          <text:p/>
        </draw:line>
        <draw:frame draw:style-name="gr8" draw:text-style-name="P5" draw:layer="layout" svg:width="3.302cm" svg:height="1.673cm" svg:x="7.767cm" svg:y="11.697cm">
          <draw:text-box>
            <text:p>context<text:span text:style-name="T2">&lt;2&gt;</text:span></text:p>
          </draw:text-box>
        </draw:frame>
        <draw:frame draw:style-name="gr12" draw:text-style-name="P5" draw:layer="layout" svg:width="2.413cm" svg:height="1.016cm" svg:x="8.91cm" svg:y="4.204cm">
          <draw:text-box>
            <text:p>y<text:span text:style-name="T2">&lt;2&gt;</text:span></text:p>
          </draw:text-box>
        </draw:frame>
        <draw:frame draw:style-name="gr6" draw:text-style-name="P5" draw:layer="layout" svg:width="1.524cm" svg:height="1.651cm" svg:x="6.08cm" svg:y="8.112cm">
          <draw:text-box>
            <text:p>s<text:span text:style-name="T2">&lt;1&gt;</text:span></text:p>
          </draw:text-box>
        </draw:frame>
        <draw:custom-shape draw:style-name="gr9" draw:text-style-name="P6" xml:id="id6" draw:id="id6" draw:layer="layout" svg:width="3.683cm" svg:height="2.032cm" svg:x="14.871cm" svg:y="13.998cm">
          <text:p text:style-name="P4">Attention</text:p>
          <text:p text:style-name="P4">uni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776cm" svg:y1="17.681cm" svg:x2="16.776cm" svg:y2="16.03cm">
          <text:p/>
        </draw:line>
        <draw:line draw:style-name="gr2" draw:text-style-name="P3" draw:layer="layout" svg:x1="16.776cm" svg:y1="13.998cm" svg:x2="16.776cm" svg:y2="12.855cm">
          <text:p/>
        </draw:line>
        <draw:line draw:style-name="gr2" draw:text-style-name="P3" draw:layer="layout" svg:x1="16.776cm" svg:y1="11.839cm" svg:x2="16.776cm" svg:y2="10.823cm">
          <text:p/>
        </draw:line>
        <draw:custom-shape draw:style-name="gr10" draw:text-style-name="P6" draw:layer="layout" svg:width="4.064cm" svg:height="2.159cm" svg:x="14.744cm" svg:y="8.664cm">
          <text:p text:style-name="P4">Post-attention</text:p>
          <text:p text:style-name="P4">LST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776cm" svg:y1="8.664cm" svg:x2="16.776cm" svg:y2="7.394cm">
          <text:p/>
        </draw:line>
        <draw:custom-shape draw:style-name="gr11" draw:text-style-name="P6" draw:layer="layout" svg:width="4.064cm" svg:height="1.016cm" svg:x="14.744cm" svg:y="6.378cm">
          <text:p text:style-name="P4">Softmax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728cm" svg:y1="9.807cm" svg:x2="14.744cm" svg:y2="9.807cm">
          <text:p/>
        </draw:line>
        <draw:line draw:style-name="gr2" draw:text-style-name="P3" draw:layer="layout" svg:x1="18.808cm" svg:y1="9.68cm" svg:x2="19.824cm" svg:y2="9.68cm">
          <text:p/>
        </draw:line>
        <draw:connector draw:style-name="gr2" draw:text-style-name="P3" draw:layer="layout" svg:x1="13.842cm" svg:y1="10.806cm" svg:x2="14.871cm" svg:y2="15.014cm" draw:end-shape="id6" svg:d="M13842 10806h264v4208h765" svg:viewBox="0 0 1030 4209">
          <text:p/>
        </draw:connector>
        <draw:line draw:style-name="gr2" draw:text-style-name="P3" draw:layer="layout" svg:x1="16.705cm" svg:y1="6.35cm" svg:x2="16.705cm" svg:y2="5.334cm">
          <text:p/>
        </draw:line>
        <draw:frame draw:style-name="gr8" draw:text-style-name="P5" draw:layer="layout" svg:width="3.528cm" svg:height="1.673cm" svg:x="15.125cm" svg:y="11.839cm">
          <draw:text-box>
            <text:p>context<text:span text:style-name="T2">&lt;Ty&gt;</text:span></text:p>
          </draw:text-box>
        </draw:frame>
        <draw:frame draw:style-name="gr12" draw:text-style-name="P5" draw:layer="layout" svg:width="2.413cm" svg:height="1.016cm" svg:x="16.268cm" svg:y="4.346cm">
          <draw:text-box>
            <text:p>y<text:span text:style-name="T2">&lt;Ty&gt;</text:span></text:p>
          </draw:text-box>
        </draw:frame>
        <draw:frame draw:style-name="gr8" draw:text-style-name="P5" draw:layer="layout" svg:width="2.278cm" svg:height="1.673cm" svg:x="13.192cm" svg:y="9.001cm">
          <draw:text-box>
            <text:p><text:span text:style-name="T3">c</text:span><text:span text:style-name="T2">&lt;Ty-1&gt;</text:span></text:p>
          </draw:text-box>
        </draw:frame>
        <draw:frame draw:style-name="gr13" draw:text-style-name="P5" draw:layer="layout" svg:width="1.651cm" svg:height="1.397cm" svg:x="12.176cm" svg:y="9.128cm">
          <draw:text-box>
            <text:p>….</text:p>
          </draw:text-box>
        </draw:frame>
        <draw:line draw:style-name="gr2" draw:text-style-name="P3" draw:layer="layout" svg:x1="1cm" svg:y1="10.398cm" svg:x2="2.143cm" svg:y2="10.398cm">
          <text:p/>
        </draw:line>
        <draw:frame draw:style-name="gr7" draw:text-style-name="P5" draw:layer="layout" svg:width="1.524cm" svg:height="0.962cm" svg:x="0.873cm" svg:y="9.382cm">
          <draw:text-box>
            <text:p>c<text:span text:style-name="T2">&lt;0&gt;</text:span></text:p>
          </draw:text-box>
        </draw:frame>
        <draw:line draw:style-name="gr2" draw:text-style-name="P3" draw:layer="layout" svg:x1="6.207cm" svg:y1="9.62cm" svg:x2="7.223cm" svg:y2="9.62cm">
          <text:p/>
        </draw:line>
        <draw:frame draw:style-name="gr14" draw:text-style-name="P5" draw:layer="layout" svg:width="2.032cm" svg:height="1.546cm" svg:x="6.08cm" svg:y="8.874cm">
          <draw:text-box>
            <text:p>c<text:span text:style-name="T2">&lt;1&gt;</text:span></text:p>
          </draw:text-box>
        </draw:frame>
        <draw:frame draw:style-name="gr8" draw:text-style-name="P5" draw:layer="layout" svg:width="2.278cm" svg:height="1.673cm" svg:x="13.2cm" svg:y="8.239cm">
          <draw:text-box>
            <text:p>s<text:span text:style-name="T2">&lt;Ty-1&gt;</text:span></text:p>
          </draw:text-box>
        </draw:frame>
        <draw:line draw:style-name="gr2" draw:text-style-name="P3" draw:layer="layout" svg:x1="13.446cm" svg:y1="9.128cm" svg:x2="14.843cm" svg:y2="9.128cm">
          <text:p/>
        </draw:line>
        <draw:frame draw:style-name="gr6" draw:text-style-name="P5" draw:layer="layout" svg:width="1.524cm" svg:height="1.651cm" svg:x="0.873cm" svg:y="12.684cm">
          <draw:text-box>
            <text:p>s<text:span text:style-name="T2">&lt;0&gt;</text:span></text:p>
          </draw:text-box>
        </draw:frame>
        <draw:frame draw:style-name="gr6" draw:text-style-name="P5" draw:layer="layout" svg:width="1.524cm" svg:height="1.651cm" svg:x="5.953cm" svg:y="12.43cm">
          <draw:text-box>
            <text:p>s<text:span text:style-name="T2">&lt;1&gt;</text:span></text:p>
          </draw:text-box>
        </draw:frame>
        <draw:frame draw:style-name="gr8" draw:text-style-name="P5" draw:layer="layout" svg:width="2.159cm" svg:height="1.673cm" svg:x="12.938cm" svg:y="12.43cm">
          <draw:text-box>
            <text:p>s<text:span text:style-name="T2">&lt;ty-1&gt;</text:span></text:p>
          </draw:text-box>
        </draw:frame>
        <draw:frame draw:style-name="gr13" draw:text-style-name="P5" draw:layer="layout" svg:width="1.651cm" svg:height="1.397cm" svg:x="12.303cm" svg:y="6.08cm">
          <draw:text-box>
            <text:p>….</text:p>
          </draw:text-box>
        </draw:frame>
        <draw:frame draw:style-name="gr13" draw:text-style-name="P5" draw:layer="layout" svg:width="1.651cm" svg:height="1.397cm" svg:x="12.176cm" svg:y="14.335cm">
          <draw:text-box>
            <text:p>….</text:p>
          </draw:text-box>
        </draw:frame>
        <draw:frame draw:style-name="gr17" draw:text-style-name="P5" draw:layer="layout" svg:width="17.018cm" svg:height="2.413cm" svg:x="2.143cm" svg:y="1.508cm">
          <draw:text-box>
            <text:p>Translator Training Model</text:p>
          </draw:text-box>
        </draw:frame>
        <draw:connector draw:style-name="gr2" draw:text-style-name="P3" draw:layer="layout" svg:x1="5.572cm" svg:y1="25.411cm" svg:x2="8.551cm" svg:y2="10.861cm" draw:start-shape="id7" draw:start-glue-point="1" svg:d="M5572 25411h1740v-14550h1239" svg:viewBox="0 0 2980 14551">
          <text:p/>
        </draw:connector>
        <draw:connector draw:style-name="gr2" draw:text-style-name="P3" draw:layer="layout" svg:x1="10.652cm" svg:y1="25.484cm" svg:x2="12.311cm" svg:y2="10.973cm" draw:start-shape="id8" draw:start-glue-point="1" svg:d="M10652 25484h1080v-14511h579" svg:viewBox="0 0 1660 14512">
          <text:p/>
        </draw:connector>
      </draw:page>
      <draw:page draw:name="page3" draw:style-name="dp1" draw:master-page-name="Default">
        <draw:custom-shape draw:style-name="gr18" draw:text-style-name="P4" draw:layer="layout" svg:width="5.715cm" svg:height="2.794cm" svg:x="1.762cm" svg:y="3.4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9" draw:id="id9" draw:layer="layout" svg:width="5.715cm" svg:height="1.778cm" svg:x="1.889cm" svg:y="8.112cm">
          <text:p text:style-name="P4">Encoder</text:p>
          <text:p text:style-name="P4">tf.keras.layers.Layer</text:p>
          <draw:enhanced-geometry svg:viewBox="0 0 21600 21600" draw:type="rectangle" draw:enhanced-path="M 0 0 L 21600 0 21600 21600 0 21600 0 0 Z N"/>
        </draw:custom-shape>
        <draw:custom-shape draw:style-name="gr20" draw:text-style-name="P6" xml:id="id11" draw:id="id11" draw:layer="layout" svg:width="6.096cm" svg:height="1.651cm" svg:x="12.049cm" svg:y="8.239cm">
          <text:p text:style-name="P4">Decoder</text:p>
          <text:p text:style-name="P4">tf.keras.layers.Layer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6.548cm" svg:height="1.425cm" svg:x="11.808cm" svg:y="11.386cm">
          <text:p text:style-name="P4">BahdanauAttention</text:p>
          <text:p text:style-name="P4">tf.keras.layers.Layer</text:p>
          <draw:enhanced-geometry svg:viewBox="0 0 21600 21600" draw:type="rectangle" draw:enhanced-path="M 0 0 L 21600 0 21600 21600 0 21600 0 0 Z N"/>
        </draw:custom-shape>
        <draw:custom-shape draw:style-name="gr22" draw:text-style-name="P4" xml:id="id10" draw:id="id10" draw:layer="layout" svg:width="4.064cm" svg:height="1.016cm" svg:x="7.604cm" svg:y="2.778cm">
          <text:p text:style-name="P4">Translator</text:p>
          <text:p text:style-name="P4">tf.keras.Model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4.746cm" svg:y1="8.112cm" svg:x2="9.636cm" svg:y2="3.794cm" draw:start-shape="id9" draw:start-glue-point="0" draw:end-shape="id10" draw:end-glue-point="2" svg:d="M4746 8112v-501l4890-3210v-607" svg:viewBox="0 0 4891 4319">
          <text:p/>
        </draw:connector>
        <draw:connector draw:style-name="gr2" draw:text-style-name="P3" draw:layer="layout" draw:type="lines" svg:x1="15.097cm" svg:y1="8.239cm" svg:x2="9.636cm" svg:y2="3.794cm" draw:start-shape="id11" draw:start-glue-point="0" draw:end-shape="id10" draw:end-glue-point="2" svg:d="M15097 8239v-502l-5461-3336v-607" svg:viewBox="0 0 5462 4446">
          <text:p/>
        </draw:connector>
        <draw:connector draw:style-name="gr2" draw:text-style-name="P3" draw:layer="layout" draw:type="lines" svg:x1="15.097cm" svg:y1="11.414cm" svg:x2="15.097cm" svg:y2="9.89cm" draw:end-shape="id11" draw:end-glue-point="2" svg:d="M15097 11414v-1024-500" svg:viewBox="0 0 1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09:41:35.944566948</meta:creation-date>
    <dc:date>2021-06-14T16:17:42.324817207</dc:date>
    <meta:editing-duration>PT10M52S</meta:editing-duration>
    <meta:editing-cycles>4</meta:editing-cycles>
    <meta:generator>LibreOffice/6.0.7.3$Linux_X86_64 LibreOffice_project/00m0$Build-3</meta:generator>
    <meta:document-statistic meta:object-count="193"/>
  </office:meta>
</office:document-meta>
</file>